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94)">
            <text:p>sn(19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19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19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19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19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19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19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19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19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19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19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9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19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19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19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19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19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19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19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19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5T08:25:16.47">
            <text:p>2020/3/5 8:2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19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5T08:25:16.47">
            <text:p>2020/3/5 8:2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19" office:value-type="string">
            <text:p>-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5T08:25:16.47">
            <text:p>2020/3/5 8:2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19" office:value-type="string">
            <text:p>+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5T08:25:16.47">
            <text:p>2020/3/5 8:2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19" office:value-type="string">
            <text:p>+</text:p>
          </table:table-cell>
          <table:table-cell table:style-name="ce19" office:value-type="string">
            <text:p>t.65</text:p>
          </table:table-cell>
          <table:table-cell table:style-name="ce19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60</text:p>
          </table:table-cell>
          <table:table-cell table:style-name="ce19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60</text:p>
          </table:table-cell>
          <table:table-cell table:style-name="ce19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70</text:p>
          </table:table-cell>
          <table:table-cell table:style-name="ce19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80-180</text:p>
          </table:table-cell>
          <table:table-cell table:style-name="ce19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160~</text:p>
          </table:table-cell>
          <table:table-cell table:style-name="ce19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80</text:p>
          </table:table-cell>
          <table:table-cell table:style-name="ce19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muse+</text:p>
          </table:table-cell>
          <table:table-cell table:style-name="ce19" office:value-type="string">
            <text:p>score+</text:p>
          </table:table-cell>
          <table:table-cell table:number-columns-repeated="2" table:style-name="ce19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-B.n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100(or,80)</text:p>
          </table:table-cell>
          <table:table-cell table:number-columns-repeated="2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6_18-29-57_000.jpg</text:p>
          </table:table-cell>
          <table:table-cell table:style-name="ce24" office:value-type="date" office:date-value="2020-02-27T09:22:13.23">
            <text:p>2020/2/27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7_18-36-56_000.jpg</text:p>
          </table:table-cell>
          <table:table-cell table:style-name="ce24" office:value-type="date" office:date-value="2020-02-28T09:06:26.98">
            <text:p>2020/2/28 9:0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=fs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rev=fs-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60</text:p>
          </table:table-cell>
          <table:table-cell table:number-columns-repeated="3" table:style-name="ce19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4">
            <text:p>18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ake-id=39732,ch.B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70</text:p>
          </table:table-cell>
          <table:table-cell table:style-name="ce19" office:value-type="string">
            <text:p>k.F#</text:p>
          </table:table-cell>
          <table:table-cell table:number-columns-repeated="2" table:style-name="ce19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4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1_19-12-04_000.jpg</text:p>
          </table:table-cell>
          <table:table-cell table:style-name="ce24" office:value-type="date" office:date-value="2020-03-02T08:42:09.32">
            <text:p>2020/3/2 8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6">
            <text:p>18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emo+,seq=1,ref=cake-id=39594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1_19-12-04_000.jpg</text:p>
          </table:table-cell>
          <table:table-cell table:style-name="ce24" office:value-type="date" office:date-value="2020-03-02T08:42:09.32">
            <text:p>2020/3/2 8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7">
            <text:p>18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=B3a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2_18-34-14_000.jpg</text:p>
          </table:table-cell>
          <table:table-cell table:style-name="ce24" office:value-type="date" office:date-value="2020-03-03T09:31:11.53">
            <text:p>2020/3/3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n,block=A2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2_18-34-14_000.jpg</text:p>
          </table:table-cell>
          <table:table-cell table:style-name="ce24" office:value-type="date" office:date-value="2020-03-03T09:31:11.53">
            <text:p>2020/3/3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9">
            <text:p>18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n,block=B5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3_20-07-31_000.jpg</text:p>
          </table:table-cell>
          <table:table-cell table:style-name="ce24" office:value-type="date" office:date-value="2020-03-04T08:51:47.510001">
            <text:p>2020/3/4 8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seq-2</text:p>
          </table:table-cell>
          <table:table-cell table:number-columns-repeated="4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3_20-07-31_000.jpg</text:p>
          </table:table-cell>
          <table:table-cell table:style-name="ce24" office:value-type="date" office:date-value="2020-03-04T08:51:47.510001">
            <text:p>2020/3/4 8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cake-id=39201</text:p>
          </table:table-cell>
          <table:table-cell table:style-name="ce19" office:value-type="string">
            <text:p>score+</text:p>
          </table:table-cell>
          <table:table-cell table:number-columns-repeated="4" table:style-name="ce19" office:value-type="string">
            <text:p>-</text:p>
          </table:table-cell>
          <table:table-cell table:style-name="ce16" office:value-type="string">
            <text:p>2020-03-04_19-10-07_000.jpg</text:p>
          </table:table-cell>
          <table:table-cell table:style-name="ce24" office:value-type="date" office:date-value="2020-03-05T08:24:31.51">
            <text:p>2020/3/5 8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2">
            <text:p>1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rev</text:p>
          </table:table-cell>
          <table:table-cell table:number-columns-repeated="6" table:style-name="ce19" office:value-type="string">
            <text:p>-</text:p>
          </table:table-cell>
          <table:table-cell table:style-name="ce16" office:value-type="string">
            <text:p>2020-03-04_19-10-07_000.jpg</text:p>
          </table:table-cell>
          <table:table-cell table:style-name="ce24" office:value-type="date" office:date-value="2020-03-05T08:24:31.51">
            <text:p>2020/3/5 8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3">
            <text:p>1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ake-id=39786,block=B,video-id=2020-0226</text:p>
          </table:table-cell>
          <table:table-cell table:number-columns-repeated="4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4_19-10-07_000.jpg</text:p>
          </table:table-cell>
          <table:table-cell table:style-name="ce24" office:value-type="date" office:date-value="2020-03-05T08:24:31.51">
            <text:p>2020/3/5 8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4">
            <text:p>1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=B.n</text:p>
          </table:table-cell>
          <table:table-cell table:number-columns-repeated="4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4_19-10-07_000.jpg</text:p>
          </table:table-cell>
          <table:table-cell table:style-name="ce24" office:value-type="date" office:date-value="2020-03-05T08:24:31.51">
            <text:p>2020/3/5 8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20" office:value-type="string">
            <text:p>*</text:p>
          </table:table-cell>
          <table:table-cell table:style-name="ce25" table:formula="of:=NOW()" office:value-type="date" office:date-value="2020-03-05T08:25:15.82">
            <text:p>2020/3/5 8:2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number-columns-repeated="3"/>
          <table:table-cell table:style-name="ce21"/>
          <table:table-cell/>
          <table:table-cell table:style-name="ce21" office:value-type="string">
            <text:p>,tune=d.C 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k.D,tune=d.D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2 </text:p>
          </table:table-cell>
          <table:table-cell/>
          <table:table-cell table:style-name="ce21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3 </text:p>
          </table:table-cell>
          <table:table-cell/>
          <table:table-cell table:style-name="ce21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4 </text:p>
          </table:table-cell>
          <table:table-cell/>
          <table:table-cell table:style-name="ce21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number-columns-repeated="3"/>
          <table:table-cell table:style-name="ce21" office:value-type="string">
            <text:p>R=5</text:p>
          </table:table-cell>
          <table:table-cell/>
          <table:table-cell table:style-name="ce21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4"/>
          <table:table-cell table:style-name="ce22"/>
          <table:table-cell table:number-columns-repeated="3"/>
          <table:table-cell table:style-name="ce22" table:number-columns-repeated="2"/>
          <table:table-cell table:style-name="ce22" office:value-type="string">
            <text:p>steps</text:p>
          </table:table-cell>
          <table:table-cell table:style-name="ce22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number-columns-repeated="3"/>
          <table:table-cell table:style-name="ce21" office:value-type="string">
            <text:p>C – c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21"/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number-columns-repeated="3"/>
          <table:table-cell table:style-name="ce21"/>
          <table:table-cell table:style-name="ce21" office:value-type="string">
            <text:p>\|\| </text:p>
          </table:table-cell>
          <table:table-cell table:style-name="ce21"/>
          <table:table-cell table:style-name="ce21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(s\.\d+):</text:p>
          </table:table-cell>
          <table:table-cell table:style-name="ce21"/>
          <table:table-cell table:style-name="ce21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\.N,</text:p>
          </table:table-cell>
          <table:table-cell table:style-name="ce21"/>
          <table:table-cell table:style-name="ce21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29]+1" office:value-type="float" office:value="6">
            <text:p>6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s\.(\d+?)</text:p>
          </table:table-cell>
          <table:table-cell table:style-name="ce21"/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^(\d+?\t.+-\d+),</text:p>
          </table:table-cell>
          <table:table-cell table:style-name="ce21"/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(\d);var</text:p>
          </table:table-cell>
          <table:table-cell table:style-name="ce21"/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0]+1" office:value-type="float" office:value="7">
            <text:p>7</text:p>
          </table:table-cell>
          <table:table-cell table:style-name="ce21"/>
          <table:table-cell table:number-columns-repeated="3"/>
          <table:table-cell table:style-name="ce21" office:value-type="string">
            <text:p>C – a &gt; C – c</text:p>
          </table:table-cell>
          <table:table-cell table:style-name="ce2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number-columns-repeated="3"/>
          <table:table-cell table:style-name="ce21" office:value-type="string">
            <text:p>-</text:p>
          </table:table-cell>
          <table:table-cell table:style-name="ce21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3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number-columns-repeated="3"/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number-columns-repeated="3"/>
          <table:table-cell table:style-name="ce21"/>
          <table:table-cell table:style-name="ce21" office:value-type="string">
            <text:p>M – d &gt; a</text:p>
          </table:table-cell>
          <table:table-cell table:style-name="ce21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69.917cm" draw:caption-point-x="-1.353cm" draw:caption-point-y="2.45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1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5T08:25:18.4">
            <text:p>2020/3/5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35cm" draw:caption-point-x="-1.353cm" draw:caption-point-y="2.45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05T08:25:18.49">
            <text:p>2020/3/5 8:25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53.388cm" draw:caption-point-x="-1.353cm" draw:caption-point-y="2.45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6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94)">
            <text:p>sn(194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5T08:25:18.57">
            <text:p>2020/3/5 8:25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94)">
            <text:p>sn(194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5T08:25:18.65">
            <text:p>2020/3/5 8:25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20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number-columns-repeated="2"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20" office:value-type="string">
            <text:p>*</text:p>
          </table:table-cell>
          <table:table-cell table:style-name="ce25" table:formula="of:=NOW()" office:value-type="date" office:date-value="2020-03-05T08:25:18.73">
            <text:p>2020/3/5 8:2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number-columns-repeated="6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5" table:number-rows-repeated="104855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05T08:25:18.85">
            <text:p>2020/3/5 8:2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94)">
            <text:p>sn(194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5T08:25:18.93">
            <text:p>2020/3/5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6cm" draw:caption-point-x="-1.353cm" draw:caption-point-y="2.25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05T08:25:19.04">
            <text:p>2020/3/5 8:2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94)">
            <text:p>sn(194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5T08:25:19.12">
            <text:p>2020/3/5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6cm" draw:caption-point-x="-1.353cm" draw:caption-point-y="2.25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2020/03/05</text:date>, <text:time>08:2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05T08:25:17.52</dc:date>
    <dc:creator>iwabuchi ken</dc:creator>
    <meta:editing-duration>P7DT6H21M14S</meta:editing-duration>
    <meta:editing-cycles>713</meta:editing-cycles>
    <meta:generator>OpenOffice/4.1.3$Win32 OpenOffice.org_project/413m1$Build-9783</meta:generator>
    <meta:document-statistic meta:table-count="10" meta:cell-count="5323" meta:object-count="0"/>
    <meta:user-defined meta:name="sheets-banding"/>
    <meta:user-defined meta:name="sheets-original-selection"/>
  </office:meta>
</office:document-meta>
</file>